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</style:style>
    <style:style style:name="P5" style:family="paragraph" style:parent-style-name="ConsPlusNonformat">
      <style:paragraph-properties fo:margin-left="0in" fo:margin-right="0in" fo:text-indent="0.4925in" style:auto-text-indent="false"/>
    </style:style>
    <style:style style:name="P6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ConsPlusNonformat">
      <style:paragraph-properties fo:margin-left="0in" fo:margin-right="0in" fo:text-align="center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9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ConsPlusNormal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style:text-autospace="none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В Федеральное агентство<text:line-break/>воздушного транспорта</text:p>
      <text:p text:style-name="P1"/>
      <text:p text:style-name="P1"/>
      <text:p text:style-name="P1">ЗАЯВЛЕНИЕ</text:p>
      <text:p text:style-name="P6"/>
      <text:p text:style-name="P4"><text:span text:style-name="T1">Прошу поставить на учет беспилотное воздушное судно.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3">Информация о воздушном судне </text:span></text:p>
            <text:p text:style-name="P13"/>
          </table:table-cell>
          <table:covered-table-cell/>
        </table:table-row>
        <table:table-row table:style-name="Table1.1">
          <table:table-cell table:style-name="Table1.A2" office:value-type="string">
            <text:p text:style-name="P2">Тип (наименование)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<text:span text:style-name="T1">Серийный (идентификационный) номер 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<text:span text:style-name="T1">Количество двигателей и их вид 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<text:span text:style-name="T1">Максимальная взлетная масса (кг)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1"><text:span text:style-name="T2">Наименование изготовителя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12"><text:span text:style-name="T3">Владелец (юридическое лицо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<text:span text:style-name="T1">Полное наименование</text:span></text:p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ОГРН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ИНН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<text:span text:style-name="T1">Адрес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<text:span text:style-name="T1">Номер телефона (телефакса) 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><text:span text:style-name="T1">Адрес электронной почты</text:span></text:p>
          </table:table-cell>
          <table:table-cell table:style-name="Table1.A1" office:value-type="string">
            <text:p text:style-name="P3"/>
          </table:table-cell>
        </table:table-row>
      </table:table>
      <text:p text:style-name="P14"/>
      <text:p text:style-name="P14">Приложение: фотография беспилотного воздушного судна</text:p>
      <text:p text:style-name="P14"/>
      <text:p text:style-name="P15"/>
      <text:p text:style-name="P8"><text:soft-page-break/></text:p>
      <text:p text:style-name="P5"><text:span text:style-name="T1">Руководитель (должность) <text:s text:c="2"/>______________________ Фамилия И.О.</text:span></text:p>
      <text:p text:style-name="P7">(подпись)</text:p>
      <text:p text:style-name="P6"/>
      <text:p text:style-name="P6">«__» ____________ 20__ г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25T12:54:00</meta:creation-date>
    <dc:creator>Цвелева Галина</dc:creator>
    <dc:date>2019-09-25T13:12:00</dc:date>
    <meta:print-date>2019-09-25T11:58:00</meta:print-date>
    <meta:editing-cycles>5</meta:editing-cycles>
    <meta:editing-duration>PT17M</meta:editing-duration>
    <meta:document-statistic meta:table-count="1" meta:image-count="0" meta:object-count="0" meta:page-count="2" meta:paragraph-count="20" meta:word-count="62" meta:character-count="532" meta:non-whitespace-character-count="484"/>
    <meta:generator>LibreOffice/6.4.3.2$Linux_X86_64 LibreOffice_project/40$Build-2</meta:generator>
  </office:meta>
</office:document-meta>
</file>